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2" style:parent-style-name="Car.predefinitoparagrafo" style:family="text">
      <style:text-properties fo:font-weight="bold" style:font-weight-asian="bold" fo:font-size="12pt" style:font-size-asian="12pt"/>
    </style:style>
    <style:style style:name="T3" style:parent-style-name="Car.predefinitoparagrafo" style:family="text">
      <style:text-properties fo:font-size="12pt" style:font-size-asian="12pt"/>
    </style:style>
    <style:style style:name="P4" style:parent-style-name="Normale" style:family="paragraph">
      <style:text-properties fo:font-weight="bold" style:font-weight-asian="bold" fo:font-size="12pt" style:font-size-asian="12pt"/>
    </style:style>
    <style:style style:name="P5" style:parent-style-name="Normale" style:family="paragraph">
      <style:text-properties fo:font-weight="bold" style:font-weight-asian="bold" fo:font-size="12pt" style:font-size-asian="12pt"/>
    </style:style>
    <style:style style:name="P6" style:parent-style-name="Normale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7" style:parent-style-name="Normale" style:family="paragraph">
      <style:text-properties fo:font-weight="bold" style:font-weight-asian="bold" fo:font-size="12pt" style:font-size-asian="12pt"/>
    </style:style>
    <style:style style:name="P8" style:parent-style-name="Normale" style:family="paragraph">
      <style:text-properties fo:font-weight="bold" style:font-weight-asian="bold" fo:font-size="12pt" style:font-size-asian="12pt"/>
    </style:style>
    <style:style style:name="P9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e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4" style:parent-style-name="Normale" style:family="paragraph">
      <style:text-properties fo:font-weight="bold" style:font-weight-asian="bold" fo:font-size="12pt" style:font-size-asian="12pt"/>
    </style:style>
    <style:style style:name="P15" style:parent-style-name="Normale" style:family="paragraph">
      <style:text-properties fo:font-weight="bold" style:font-weight-asian="bold" fo:font-size="12pt" style:font-size-asian="12pt"/>
    </style:style>
    <style:style style:name="P16" style:parent-style-name="Normale" style:family="paragraph">
      <style:text-properties fo:font-weight="bold" style:font-weight-asian="bold" fo:font-size="12pt" style:font-size-asian="12pt"/>
    </style:style>
    <style:style style:name="P17" style:parent-style-name="Normale" style:family="paragraph">
      <style:text-properties fo:font-weight="bold" style:font-weight-asian="bold" fo:font-size="12pt" style:font-size-asian="12pt"/>
    </style:style>
    <style:style style:name="P18" style:parent-style-name="Normale" style:family="paragraph">
      <style:text-properties fo:font-weight="bold" style:font-weight-asian="bold" fo:font-size="12pt" style:font-size-asian="12pt"/>
    </style:style>
    <style:style style:name="P19" style:parent-style-name="Normale" style:family="paragraph">
      <style:text-properties fo:font-weight="bold" style:font-weight-asian="bold" fo:font-size="12pt" style:font-size-asian="12pt"/>
    </style:style>
    <style:style style:name="P20" style:parent-style-name="Normale" style:family="paragraph">
      <style:text-properties fo:font-weight="bold" style:font-weight-asian="bold" fo:font-size="12pt" style:font-size-asian="12pt"/>
    </style:style>
    <style:style style:name="P21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enerali</text:p>
      <text:p text:style-name="Normale"><text:span text:style-name="T2">Ricerca:</text:span><text:span text:style-name="T3"><text:s/></text:span></text:p>
      <text:p text:style-name="Normale">-Per zona geografica</text:p>
      <text:p text:style-name="Normale">-tipologia di cucina</text:p>
      <text:p text:style-name="Normale">-nome</text:p>
      <text:p text:style-name="P4">Sistema di classificazione:</text:p>
      <text:p text:style-name="Normale">-giudizio degli utenti</text:p>
      <text:p text:style-name="Normale">-numero recensioni</text:p>
      <text:p text:style-name="P5">Funzioni:</text:p>
      <text:p text:style-name="Normale">-Reclamare ristorante</text:p>
      <text:p text:style-name="Normale">-Inserire recensioni</text:p>
      <text:p text:style-name="Normale">-Inserire fotografie</text:p>
      <text:p text:style-name="Normale">-Segnalare foto</text:p>
      <text:p text:style-name="Normale"/>
      <text:p text:style-name="P6">Entità</text:p>
      <text:p text:style-name="P7">Ristorante:</text:p>
      <text:p text:style-name="Normale">-Nome, Descrizione, Fotografie, link, cucina, coordinate, orari, prezzo, valutazione</text:p>
      <text:p text:style-name="P8">Utenti:</text:p>
      <text:p text:style-name="Normale">-Nome, Cognome, Email, Password</text:p>
      <text:p text:style-name="P9">Utente anonimo:</text:p>
      <text:p text:style-name="Normale">-menù: registrati accedi</text:p>
      <text:p text:style-name="P10">Utente registrato:</text:p>
      <text:p text:style-name="Normale">-menù: nome cognome (profilo, esci)</text:p>
      <text:p text:style-name="Normale">-dare voto,<text:s/>scrivere<text:s/>recensione, caricare foto</text:p>
      <text:p text:style-name="P11">Utente ristoratore:</text:p>
      <text:p text:style-name="Normale">-menù:<text:s/>notifiche, nome cognome (profilo, ristorante, esci)</text:p>
      <text:p text:style-name="Normale">-reclamare ristorante (per diventare tale), segnalare foto, modificare dati ristorante</text:p>
      <text:soft-page-break/>
      <text:p text:style-name="P12">Utente amministratore:</text:p>
      <text:p text:style-name="Normale">-menù:<text:s/>notifiche, nome cognome (profilo, esci)</text:p>
      <text:p text:style-name="Normale">-notificato da rimozione foto, notificato da<text:s/>reclamazioni</text:p>
      <text:p text:style-name="Normale"/>
      <text:p text:style-name="P13">Pagine</text:p>
      <text:p text:style-name="P14">Landing Page:</text:p>
      <text:p text:style-name="Normale">-Form di ricerca: textfield autocomplete, cerca</text:p>
      <text:p text:style-name="Normale">- ?elenco opzioni?</text:p>
      <text:p text:style-name="P15">Form di registrazione:</text:p>
      <text:p text:style-name="Normale">-email, password, privacy, iscriviti, annulla</text:p>
      <text:p text:style-name="P16">Form di login:</text:p>
      <text:p text:style-name="Normale">-username, password,<text:s/>resetpassword, accedi, annulla</text:p>
      <text:p text:style-name="P17">Pagina dei risultati:</text:p>
      <text:p text:style-name="Normale">-Elenco dei ristoranti ordinati per classifica (nome con link, foto, voto, posizioneclassifca, numerorecensioni, tipologiacucina, linkmappa)</text:p>
      <text:p text:style-name="Normale">-Possibilità di ordinare (per posizioneclassifica, per alfabetico, per fascia prezzo)</text:p>
      <text:p text:style-name="Normale">-Possibilità di filtrare (per tipologiacucina, per fascia prezzo)</text:p>
      <text:p text:style-name="P18">Pagine della mappa:</text:p>
      <text:p text:style-name="Normale">-link a googlemaps sul ristorante selezionato</text:p>
      <text:p text:style-name="P19">Pagine del ristorante:</text:p>
      <text:p text:style-name="Normale">-Nome, valutazione, posizioneclassifica, tipologia cucina, fascia prezzo, orari apertura, indirizzo, fotografie, elenco ultime recensioni, qr (nome inidirizzo, orario apertura), link per reclamare proprietà</text:p>
      <text:p text:style-name="P20">Pagina delle notifiche:</text:p>
      <text:p text:style-name="P21">(ristoratore)</text:p>
      <text:p text:style-name="Normale">-Avvenuta recensione</text:p>
      <text:p text:style-name="Normale">-Caricamento nuove foto (premendo arrivo a cancellazione foto)</text:p>
      <text:p text:style-name="P22">(amministratore)</text:p>
      <text:p text:style-name="Normale">-Validare richieste reclamazione</text:p>
      <text:soft-page-break/>
      <text:p text:style-name="Normale">-accedere a foto per validare cancellazio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llo, Denis</meta:initial-creator>
    <dc:creator>Gallo, Denis</dc:creator>
    <meta:creation-date>2016-06-09T12:42:00Z</meta:creation-date>
    <dc:date>2016-06-09T14:07:00Z</dc:date>
    <meta:template xlink:href="Normal.dotm" xlink:type="simple"/>
    <meta:editing-cycles>1</meta:editing-cycles>
    <meta:editing-duration>PT5100S</meta:editing-duration>
    <meta:document-statistic meta:page-count="3" meta:paragraph-count="3" meta:word-count="277" meta:character-count="1858" meta:row-count="13" meta:non-whitespace-character-count="1584"/>
  </office:meta>
</office:document-meta>
</file>